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3" style:family="table">
      <style:table-properties style:width="15.074cm" table:align="margins"/>
    </style:style>
    <style:style style:name="Table3.A" style:family="table-column">
      <style:table-column-properties style:column-width="3.11cm" style:rel-column-width="13519*"/>
    </style:style>
    <style:style style:name="Table3.B" style:family="table-column">
      <style:table-column-properties style:column-width="11.964cm" style:rel-column-width="5201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5.074cm" table:align="margins"/>
    </style:style>
    <style:style style:name="Table1.A" style:family="table-column">
      <style:table-column-properties style:column-width="3.11cm" style:rel-column-width="13519*"/>
    </style:style>
    <style:style style:name="Table1.B" style:family="table-column">
      <style:table-column-properties style:column-width="11.964cm" style:rel-column-width="520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74cm" table:align="margins"/>
    </style:style>
    <style:style style:name="Table2.A" style:family="table-column">
      <style:table-column-properties style:column-width="3.11cm" style:rel-column-width="13519*"/>
    </style:style>
    <style:style style:name="Table2.B" style:family="table-column">
      <style:table-column-properties style:column-width="11.964cm" style:rel-column-width="520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el1" style:family="table">
      <style:table-properties style:width="15.074cm" table:align="margins"/>
    </style:style>
    <style:style style:name="Tabel1.A" style:family="table-column">
      <style:table-column-properties style:column-width="3.11cm" style:rel-column-width="13519*"/>
    </style:style>
    <style:style style:name="Tabel1.B" style:family="table-column">
      <style:table-column-properties style:column-width="11.964cm" style:rel-column-width="52016*"/>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Text_20_body">
      <style:paragraph-properties style:writing-mode="lr-tb"/>
      <style:text-properties fo:language="zxx" fo:country="none" style:language-asian="zxx" style:country-asian="none" style:language-complex="zxx" style:country-complex="none"/>
    </style:style>
    <style:style style:name="P4" style:family="paragraph" style:parent-style-name="Text_20_body">
      <style:paragraph-properties style:writing-mode="lr-tb"/>
      <style:text-properties style:font-name="Lucida Console"/>
    </style:style>
    <style:style style:name="P5" style:family="paragraph" style:parent-style-name="Table_20_Contents">
      <style:paragraph-properties style:writing-mode="lr-tb"/>
      <style:text-properties fo:language="zxx" fo:country="none"/>
    </style:style>
    <style:style style:name="P6" style:family="paragraph" style:parent-style-name="Text_20_body">
      <style:text-properties fo:language="en" fo:country="GB"/>
    </style:style>
    <style:style style:name="P7" style:family="paragraph" style:parent-style-name="Text_20_body">
      <style:text-properties fo:language="en" fo:country="US"/>
    </style:style>
    <style:style style:name="P8" style:family="paragraph" style:parent-style-name="Text_20_body">
      <style:text-properties fo:language="en" fo:country="US" style:font-name-complex="Calibri"/>
    </style:style>
    <style:style style:name="P9" style:family="paragraph" style:parent-style-name="Text_20_body">
      <style:paragraph-properties fo:text-align="end" style:justify-single-word="false"/>
    </style:style>
    <style:style style:name="P10"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1" style:family="paragraph" style:parent-style-name="Table_20_Contents">
      <style:text-properties fo:language="zxx" fo:country="none"/>
    </style:style>
    <style:style style:name="P12" style:family="paragraph" style:parent-style-name="Standard">
      <style:text-properties officeooo:paragraph-rsid="001ee401"/>
    </style:style>
    <style:style style:name="P13" style:family="paragraph" style:parent-style-name="Heading_20_2">
      <style:text-properties officeooo:paragraph-rsid="001ee401"/>
    </style:style>
    <style:style style:name="P14" style:family="paragraph" style:parent-style-name="Heading_20_2">
      <style:paragraph-properties style:writing-mode="lr-tb"/>
      <style:text-properties fo:language="zxx" fo:country="none" style:language-asian="zxx" style:country-asian="none" style:language-complex="zxx" style:country-complex="none"/>
    </style:style>
    <style:style style:name="P15" style:family="paragraph" style:parent-style-name="Heading_20_3">
      <style:text-properties officeooo:paragraph-rsid="001ee401"/>
    </style:style>
    <style:style style:name="P16" style:family="paragraph" style:parent-style-name="Contents_20_1">
      <style:paragraph-properties>
        <style:tab-stops>
          <style:tab-stop style:position="15.071cm" style:type="right" style:leader-style="dotted" style:leader-text="."/>
        </style:tab-stops>
      </style:paragraph-properties>
    </style:style>
    <style:style style:name="P17" style:family="paragraph" style:parent-style-name="Contents_20_2">
      <style:paragraph-properties>
        <style:tab-stops>
          <style:tab-stop style:position="15.071cm" style:type="right" style:leader-style="dotted" style:leader-text="."/>
        </style:tab-stops>
      </style:paragraph-properties>
    </style:style>
    <style:style style:name="P18" style:family="paragraph" style:parent-style-name="Contents_20_3">
      <style:paragraph-properties>
        <style:tab-stops>
          <style:tab-stop style:position="15.071cm" style:type="right" style:leader-style="dotted" style:leader-text="."/>
        </style:tab-stops>
      </style:paragraph-properties>
    </style:style>
    <style:style style:name="P19" style:family="paragraph" style:parent-style-name="Table_20_Contents">
      <style:text-properties fo:language="zxx" fo:country="none" style:language-asian="zxx" style:country-asian="none" style:language-complex="zxx" style:country-complex="none"/>
    </style:style>
    <style:style style:name="P20" style:family="paragraph" style:parent-style-name="Table_20_Contents">
      <style:text-properties fo:language="zxx" fo:country="none" officeooo:paragraph-rsid="001ee401"/>
    </style:style>
    <style:style style:name="P21" style:family="paragraph" style:parent-style-name="Table_20_Contents">
      <style:text-properties style:language-asian="zxx" style:country-asian="none" style:language-complex="zxx" style:country-complex="none"/>
    </style:style>
    <style:style style:name="P22" style:family="paragraph" style:parent-style-name="Table_20_Contents">
      <style:text-properties officeooo:paragraph-rsid="001ee401"/>
    </style:style>
    <style:style style:name="P23" style:family="paragraph" style:parent-style-name="Table_20_Contents">
      <style:paragraph-properties style:writing-mode="lr-tb"/>
      <style:text-properties fo:language="zxx" fo:country="none" officeooo:paragraph-rsid="001ee401"/>
    </style:style>
    <style:style style:name="P24" style:family="paragraph" style:parent-style-name="Text_20_body">
      <style:text-properties fo:language="en" fo:country="US" style:font-name-complex="Calibri"/>
    </style:style>
    <style:style style:name="P25" style:family="paragraph" style:parent-style-name="Text_20_body">
      <style:text-properties fo:language="zxx" fo:country="none" style:language-asian="zxx" style:country-asian="none" style:language-complex="zxx" style:country-complex="none"/>
    </style:style>
    <style:style style:name="P26" style:family="paragraph" style:parent-style-name="Text_20_body">
      <style:text-properties officeooo:paragraph-rsid="001ee401"/>
    </style:style>
    <style:style style:name="P27" style:family="paragraph" style:parent-style-name="Table_20_Heading">
      <style:text-properties officeooo:paragraph-rsid="001ee401"/>
    </style:style>
    <style:style style:name="P28" style:family="paragraph" style:parent-style-name="ForsideKunstSkrift" style:master-page-name="MPF0">
      <style:paragraph-properties style:page-number="auto"/>
    </style:style>
    <style:style style:name="P29"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fo:font-size="10pt" fo:language="en" fo:country="GB" style:font-size-asian="10pt" style:font-name-complex="Calibri" style:font-size-complex="10pt"/>
    </style:style>
    <style:style style:name="T5" style:family="text">
      <style:text-properties fo:language="zxx" fo:country="none" style:language-asian="zxx" style:country-asian="none" style:language-complex="zxx" style:country-complex="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Calibri"/>
    </style:style>
    <style:style style:name="T8" style:family="text">
      <style:text-properties officeooo:rsid="001ee401"/>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76" number:automatic-order="true">
      <number:day/>
      <number:text>. </number:text>
      <number:month number:style="long" number:textual="true"/>
      <number:text> </number:text>
      <number:year number:style="long"/>
    </number:date-style>
    <number:date-style style:name="N5106"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ForsideKunstSkrift"/>
      <text:p text:style-name="Title"><text:title>Person Master</text:title></text:p>
      <text:p text:style-name="Subtitle"><text:subject>Service description</text:subject></text:p>
      <text:p text:style-name="ForsideKunstSkrift"/>
      <text:p text:style-name="ForsideKunstSkrift"/>
      <text:p text:style-name="Standard"/>
      <text:p text:style-name="P6"><draw:g text:anchor-type="as-char" svg:y="0cm" draw:z-index="9" draw:name="Group 3" draw:style-name="gr21"><draw:g draw:name="Group 4" draw:style-name="gr2"><draw:custom-shape draw:name="AutoShape 5" draw:style-name="gr22" draw:text-style-name="P2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2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2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2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2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2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2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2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2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2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2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2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2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2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2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2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2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2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2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2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2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2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 Copyright </text:span></text:span><text:span text:style-name="Default_20_Paragraph_20_Font"><text:span text:style-name="T4"><text:date style:data-style-name="N5106" text:date-value="2012-10-02T14:41:32.98">2012</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9"><text:span text:style-name="Default_20_Paragraph_20_Font"><text:span text:style-name="T4">Updated: </text:span></text:span><text:span text:style-name="Default_20_Paragraph_20_Font"><text:span text:style-name="T4"><text:date style:data-style-name="N76" text:date-value="2012-09-02T16:33:17.60" text:fixed="true">2 September 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1_1567338355">1 Overall description<text:tab/>3</text:a></text:p>
          <text:p text:style-name="P16"><text:a xlink:type="simple" xlink:href="#__RefHeading__1472_1541283110">2 Implementation<text:tab/>4</text:a></text:p>
          <text:p text:style-name="P17"><text:a xlink:type="simple" xlink:href="#__RefHeading__3305_628161141">2.1 Implementation summary<text:tab/>4</text:a></text:p>
          <text:p text:style-name="P17"><text:a xlink:type="simple" xlink:href="#__RefHeading__3307_628161141">2.2 General method signature<text:tab/>4</text:a></text:p>
          <text:p text:style-name="P16"><text:a xlink:type="simple" xlink:href="#__RefHeading__3757_628161141">3 Building clients<text:tab/>5</text:a></text:p>
          <text:p text:style-name="P17"><text:a xlink:type="simple" xlink:href="#__RefHeading__3759_628161141">3.1 Add a service reference<text:tab/>5</text:a></text:p>
          <text:p text:style-name="P17"><text:a xlink:type="simple" xlink:href="#__RefHeading__3761_628161141">3.2 Calling the service<text:tab/>5</text:a></text:p>
          <text:p text:style-name="P16"><text:a xlink:type="simple" xlink:href="#__RefHeading__3309_628161141">4 Method description<text:tab/>6</text:a></text:p>
          <text:p text:style-name="P17"><text:a xlink:type="simple" xlink:href="#__RefHeading__2937_512965245">4.1 GetObjectIDFromCpr<text:tab/>6</text:a></text:p>
          <text:p text:style-name="P18"><text:a xlink:type="simple" xlink:href="#__RefHeading__1913_15412831101111111111121">4.1.1 Signature<text:tab/>6</text:a></text:p>
          <text:p text:style-name="P18"><text:a xlink:type="simple" xlink:href="#__RefHeading__1478_15412831101111111111111121">4.1.2 Parameters<text:tab/>6</text:a></text:p>
          <text:p text:style-name="P18"><text:a xlink:type="simple" xlink:href="#__RefHeading__1480_15412831101111111111111121">4.1.3 Return value<text:tab/>6</text:a></text:p>
          <text:p text:style-name="P17"><text:a xlink:type="simple" xlink:href="#__RefHeading__3311_628161141">4.2 GetObjectIDsFromCprArray<text:tab/>6</text:a></text:p>
          <text:p text:style-name="P18"><text:a xlink:type="simple" xlink:href="#__RefHeading__3313_628161141">4.2.1 Signature<text:tab/>6</text:a></text:p>
          <text:p text:style-name="P18"><text:a xlink:type="simple" xlink:href="#__RefHeading__3315_628161141">4.2.2 Parameters<text:tab/>6</text:a></text:p>
          <text:p text:style-name="P18"><text:a xlink:type="simple" xlink:href="#__RefHeading__3317_628161141">4.2.3 Return value<text:tab/>7</text:a></text:p>
          <text:p text:style-name="P17"><text:a xlink:type="simple" xlink:href="#__RefHeading__578_1568504787">4.3 GetCPRsFromObjectIDArray<text:tab/>7</text:a></text:p>
          <text:p text:style-name="P18"><text:a xlink:type="simple" xlink:href="#__RefHeading__3313_6281611411">4.3.1 Signature<text:tab/>7</text:a></text:p>
          <text:p text:style-name="P18"><text:a xlink:type="simple" xlink:href="#__RefHeading__3315_6281611411">4.3.2 Parameters<text:tab/>7</text:a></text:p>
          <text:p text:style-name="P18"><text:a xlink:type="simple" xlink:href="#__RefHeading__3317_6281611411">4.3.3 Return value<text:tab/>7</text:a></text:p>
        </text:index-body>
      </text:table-of-content>
      <text:p text:style-name="P10"/>
      <text:h text:style-name="Heading_20_1" text:outline-level="1"><text:bookmark-start text:name="__RefHeading__1_1567338355"/>Overall<text:span text:style-name="T2"> </text:span>description<text:bookmark-end text:name="__RefHeading__1_1567338355"/></text:h>
      <text:p text:style-name="P7"><text:span text:style-name="T3">Person master is a web service application that is responsible for managing the identity of persons. The main usage of it is the assignment of </text:span><text:span text:style-name="T7">U</text:span><text:span text:style-name="T3">niversal </text:span><text:span text:style-name="T7">U</text:span><text:span text:style-name="T3">nique </text:span><text:span text:style-name="T7">ID</text:span><text:span text:style-name="T3">entifiers (UUID's) to persons' CPR numbers.</text:span></text:p>
      <text:p text:style-name="P8">The application was initially created by Gentofte Kommune. Further enhancements and installer have then been created by Magenta ApS.</text:p>
      <text:h text:style-name="Heading_20_1" text:outline-level="1"><text:bookmark-start text:name="__RefHeading__1472_1541283110"/>Implementation<text:bookmark-end text:name="__RefHeading__1472_1541283110"/></text:h>
      <text:h text:style-name="Heading_20_2" text:outline-level="2"><text:bookmark-start text:name="__RefHeading__3305_628161141"/>Implementation summary<text:bookmark-end text:name="__RefHeading__3305_628161141"/></text:h>
      <text:p text:style-name="Text_20_body">The solution is implemented as a <text:span text:style-name="T6">W</text:span>indows <text:span text:style-name="T6">C</text:span>ommunication <text:span text:style-name="T6">F</text:span>oundation (WCF) service that is hosted in IIS. The solution requires .Net Framework 4.0</text:p>
      <text:p text:style-name="Text_20_body">All methods are basically implemented as database stored procedures. The WCF services initialize the input parameters and adjust the output to be returned to clients.</text:p>
      <text:h text:style-name="Heading_20_2" text:outline-level="2"><text:bookmark-start text:name="__RefHeading__3307_628161141"/>General method signature<text:bookmark-end text:name="__RefHeading__3307_628161141"/></text:h>
      <text:p text:style-name="P8">The overall signature for all methods is</text:p>
      <text:p text:style-name="P8">[Method Name](param1, param2,... , ref string aux)</text:p>
      <text:p text:style-name="P8">The aux parameter is used for returning any error messages that may occur in the code</text:p>
      <text:h text:style-name="Heading_20_1" text:outline-level="1"><text:bookmark-start text:name="__RefHeading__3757_628161141"/>Building clients<text:bookmark-end text:name="__RefHeading__3757_628161141"/></text:h>
      <text:p text:style-name="Text_20_body">In order to build a client for Person Master, you need to do some steps. The description here applies to C# / Visual Studio.NET</text:p>
      <text:h text:style-name="Heading_20_2" text:outline-level="2"><text:bookmark-start text:name="__RefHeading__3759_628161141"/>Add a service reference<text:bookmark-end text:name="__RefHeading__3759_628161141"/></text:h>
      <text:p text:style-name="Text_20_body">Add a reference to <text:a xlink:type="simple" xlink:href="http://personmaster/PersonmasterServiceLibrary.BasicOp.svc">http://personmaster/PersonmasterServiceLibrary.BasicOp.svc</text:a></text:p>
      <text:p text:style-name="Text_20_body">(or wherever the service is installed)</text:p>
      <text:h text:style-name="Heading_20_2" text:outline-level="2"><text:bookmark-start text:name="__RefHeading__3761_628161141"/>Calling the service<text:bookmark-end text:name="__RefHeading__3761_628161141"/></text:h>
      <text:p text:style-name="Text_20_body"><text:span text:style-name="CODE"><text:span text:style-name="T5">WSHttpBinding binding = new WSHttpBinding();<text:line-break/>var <text:s/>PersonMasterUrl ="</text:span></text:span><text:a xlink:type="simple" xlink:href="http://personmaster/PersonmasterServiceLibrary.BasicOp.svc"><text:span text:style-name="CODE"><text:span text:style-name="T5">http://personmaster/PersonmasterServiceLibrary.BasicOp.svc</text:span></text:span></text:a><text:span text:style-name="T5">"</text:span></text:p>
      <text:p text:style-name="P4"><text:span text:style-name="CODE"><text:span text:style-name="T5">var SpnName = “host\PersonMaster”<text:line-break/>var identity = new SpnEndpointIdentity(SpnName);<text:line-break/>EndpointAddress endPointAddress = new EndpointAddress(new Uri(PersonMasterUrl + "/PersonMasterService12"), identity);<text:line-break/>PersonMaster.BasicOpClient client = new PersonMaster.BasicOpClient(binding, endPointAddress);<text:line-break/>string[] pnrs = new string[]{&lt;pnr1&gt;,....};<text:line-break/>string aux = "";<text:line-break/>var result = client.GetObjectIDsFromCprArray("BacthClient", pnrs, ref aux);<text:line-break/>var succeeded = result.Where(res =&gt; res.HasValue).Count();<text:line-break/>var failed = result.Where(res =&gt; !res.HasValue).Count(); <text:s text:c="10"/>Console.WriteLine(string.Format("Batch finished: Size={0}, Succeeded ={1}; Failed ={2}", pnrs.Length, Succeeded, Failed));</text:span></text:span></text:p>
      <text:p text:style-name="P25">Parameters:</text:p>
      <text:p text:style-name="P25"/>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ersonMasterUrl</text:p>
          </table:table-cell>
          <table:table-cell table:style-name="Table3.B2" office:value-type="string">
            <text:p text:style-name="P11">URL of the installed service. Usually this is </text:p>
            <text:p text:style-name="P11">http://[WebsiteName]/PersonmasterServiceLibrary.BasicOp.svc </text:p>
            <text:p text:style-name="P11">An additional string "/PersonMasterService12" is added to use SOAP 1.2 in ths above example.</text:p>
          </table:table-cell>
        </table:table-row>
        <table:table-row>
          <table:table-cell table:style-name="Table3.A2" office:value-type="string">
            <text:p text:style-name="P19">SpnName</text:p>
          </table:table-cell>
          <table:table-cell table:style-name="Table3.B2" office:value-type="string">
            <text:p text:style-name="P21">Service Principal Name is a string that identifies the target service. You can get it from the service WSDL file at Xpath:<text:line-break/> //wsdl:service/wsdl:port/wsa10:EndpointReference/Identity/Spn</text:p>
          </table:table-cell>
        </table:table-row>
      </table:table>
      <text:h text:style-name="Heading_20_1" text:outline-level="1"><text:bookmark-start text:name="__RefHeading__3309_628161141"/>Method description<text:bookmark-end text:name="__RefHeading__3309_628161141"/></text:h>
      <text:h text:style-name="P14" text:outline-level="2"><text:bookmark-start text:name="__RefHeading__2937_512965245"/>GetObjectIDFromCpr<text:bookmark-end text:name="__RefHeading__2937_512965245"/></text:h>
      <text:p text:style-name="P2">Gets the UUID that corresponds to the given CPR number. If there is no UUID corresponding to the CPR number, a new UUID is created.</text:p>
      <text:h text:style-name="Heading_20_3" text:outline-level="3"><text:bookmark-start text:name="__RefHeading__1913_15412831101111111111121"/>Signature<text:bookmark-end text:name="__RefHeading__1913_15412831101111111111121"/></text:h>
      <text:p text:style-name="P3">Guid GetObjectIDFromCpr(string context, string cprNo, ref string aux)</text:p>
      <text:h text:style-name="Heading_20_3" text:outline-level="3"><text:bookmark-start text:name="__RefHeading__1478_15412831101111111111111121"/>Parameters<text:bookmark-end text:name="__RefHeading__1478_15412831101111111111111121"/></text:h>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context</text:p>
          </table:table-cell>
          <table:table-cell table:style-name="Table1.B2" office:value-type="string">
            <text:p text:style-name="P11">Arbitrary string specifying the caller's context . Can be anything</text:p>
          </table:table-cell>
        </table:table-row>
        <table:table-row>
          <table:table-cell table:style-name="Table1.A2" office:value-type="string">
            <text:p text:style-name="Table_20_Contents">cprNo</text:p>
          </table:table-cell>
          <table:table-cell table:style-name="Table1.B2" office:value-type="string">
            <text:p text:style-name="P11">10 Digit string representing the CPR number to be mapped</text:p>
          </table:table-cell>
        </table:table-row>
        <table:table-row>
          <table:table-cell table:style-name="Table1.A2" office:value-type="string">
            <text:p text:style-name="Table_20_Contents">aux</text:p>
          </table:table-cell>
          <table:table-cell table:style-name="Table1.B2" office:value-type="string">
            <text:p text:style-name="P11">Passed by reference, this parameter should contain any error(s) found during processing</text:p>
          </table:table-cell>
        </table:table-row>
      </table:table>
      <text:h text:style-name="Heading_20_3" text:outline-level="3"><text:bookmark-start text:name="__RefHeading__1480_15412831101111111111111121"/>Return value<text:bookmark-end text:name="__RefHeading__1480_15412831101111111111111121"/></text:h>
      <text:p text:style-name="Text_20_body">A UUID to which the CPR number is mapped. It will be equal to Guid.Empty if the operation fails.</text:p>
      <text:h text:style-name="Heading_20_2" text:outline-level="2"><text:bookmark-start text:name="__RefHeading__3311_628161141"/>GetObjectIDsFromCprArray<text:bookmark-end text:name="__RefHeading__3311_628161141"/></text:h>
      <text:p text:style-name="Text_20_body">This is the array version of <text:bookmark-ref text:reference-format="text" text:ref-name="__RefHeading__2937_512965245">GetObjectIDFromCpr</text:bookmark-ref>. Each given CPR number is mapped to a UUID that will be in the corresponding index position in the output.</text:p>
      <text:h text:style-name="Heading_20_3" text:outline-level="3"><text:bookmark-start text:name="__RefHeading__3313_628161141"/>Signature<text:bookmark-end text:name="__RefHeading__3313_628161141"/></text:h>
      <text:p text:style-name="Text_20_body">Guid?[] GetObjectIDsFromCprArray(string context, string[] cprNoArr, ref string aux)</text:p>
      <text:h text:style-name="Heading_20_3" text:outline-level="3"><text:bookmark-start text:name="__RefHeading__3315_628161141"/>Parameters<text:bookmark-end text:name="__RefHeading__3315_628161141"/></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context</text:p>
          </table:table-cell>
          <table:table-cell table:style-name="Table2.B2" office:value-type="string">
            <text:p text:style-name="P11">Arbitrary string specifying the caller's context . Can be anything</text:p>
          </table:table-cell>
        </table:table-row>
        <table:table-row>
          <table:table-cell table:style-name="Table2.A2" office:value-type="string">
            <text:p text:style-name="Table_20_Contents">cprNoArray</text:p>
          </table:table-cell>
          <table:table-cell table:style-name="Table2.B2" office:value-type="string">
            <text:p text:style-name="P11">Array of 10 Digit strings representing the CPR numbers to be mapped. </text:p>
          </table:table-cell>
        </table:table-row>
        <text:soft-page-break/>
        <table:table-row>
          <table:table-cell table:style-name="Table2.A2" office:value-type="string">
            <text:p text:style-name="Table_20_Contents">aux</text:p>
          </table:table-cell>
          <table:table-cell table:style-name="Table2.B2" office:value-type="string">
            <text:p text:style-name="P5">Passed by reference, this parameter should contain any error(s) found during processing. The string is formatted as :<text:line-break/>&lt;error text1&gt; : &lt;cpr1&gt; , &lt;cpr2&gt; , ...<text:line-break/>&lt;error text2&gt; : &lt;cpr3&gt; , &lt;cpr4&gt; , ....</text:p>
            <text:p text:style-name="P11">....</text:p>
            <text:p text:style-name="P5">Where &lt;error text&gt; is the failure reason</text:p>
          </table:table-cell>
        </table:table-row>
      </table:table>
      <text:h text:style-name="Heading_20_3" text:outline-level="3"><text:bookmark-start text:name="__RefHeading__3317_628161141"/>Return value<text:bookmark-end text:name="__RefHeading__3317_628161141"/></text:h>
      <text:p text:style-name="Standard">Array of Nullable&lt;Guid&gt; that contains the UUIDs of the input CPR numbers. Each element is the UUID of the person at the same index position in the input array. </text:p>
      <text:p text:style-name="Standard">CPR numbers that could not be mapped will have a null value at the corresponding index position.</text:p>
      <text:h text:style-name="P13" text:outline-level="2"><text:bookmark-start text:name="__RefHeading__578_1568504787"/>Get<text:span text:style-name="T8">CPR</text:span>sFrom<text:span text:style-name="T8">ObjectIDArray</text:span><text:bookmark-end text:name="__RefHeading__578_1568504787"/></text:h>
      <text:p text:style-name="P26">This is the array version of <text:span text:style-name="T8">GetCprFromObjectID</text:span>. Each given <text:span text:style-name="T8">object ID</text:span> is mapped to a <text:span text:style-name="T8">CPR number</text:span> that will be in the corresponding index position in the output.</text:p>
      <text:h text:style-name="P15" text:outline-level="3"><text:bookmark-start text:name="__RefHeading__3313_6281611411"/>Signature<text:bookmark-end text:name="__RefHeading__3313_6281611411"/></text:h>
      <text:p text:style-name="P26"><text:span text:style-name="T8">String</text:span>[] Get<text:span text:style-name="T8">CPRsFromObjectIDArray</text:span>(string context, string[] <text:span text:style-name="T8">objectID</text:span>Arr, ref string aux)</text:p>
      <text:h text:style-name="P15" text:outline-level="3"><text:bookmark-start text:name="__RefHeading__3315_6281611411"/>Parameters<text:bookmark-end text:name="__RefHeading__3315_6281611411"/></text:h>
      <text:p text:style-name="P26"/>
      <table:table table:name="Tabel1" table:style-name="Tabel1">
        <table:table-column table:style-name="Tabel1.A"/>
        <table:table-column table:style-name="Tabel1.B"/>
        <table:table-header-rows>
          <table:table-row>
            <table:table-cell table:style-name="Tabel1.A1" office:value-type="string">
              <text:p text:style-name="P27">Name</text:p>
            </table:table-cell>
            <table:table-cell table:style-name="Tabel1.B1" office:value-type="string">
              <text:p text:style-name="P27">Description</text:p>
            </table:table-cell>
          </table:table-row>
        </table:table-header-rows>
        <table:table-row>
          <table:table-cell table:style-name="Tabel1.A2" office:value-type="string">
            <text:p text:style-name="P22">context</text:p>
          </table:table-cell>
          <table:table-cell table:style-name="Tabel1.B2" office:value-type="string">
            <text:p text:style-name="P20">Arbitrary string specifying the caller's context . Can be anything</text:p>
          </table:table-cell>
        </table:table-row>
        <table:table-row>
          <table:table-cell table:style-name="Tabel1.A2" office:value-type="string">
            <text:p text:style-name="P22"><text:span text:style-name="T8">objectID</text:span>Array</text:p>
          </table:table-cell>
          <table:table-cell table:style-name="Tabel1.B2" office:value-type="string">
            <text:p text:style-name="P20">Array of 10 <text:span text:style-name="T8">object ID of the type xxxxxxxxx-xxxx-xxxx-xxxx-xxxxxxxxxxxx</text:span> </text:p>
          </table:table-cell>
        </table:table-row>
        <table:table-row>
          <table:table-cell table:style-name="Tabel1.A2" office:value-type="string">
            <text:p text:style-name="P22">aux</text:p>
          </table:table-cell>
          <table:table-cell table:style-name="Tabel1.B2" office:value-type="string">
            <text:p text:style-name="P23">Passed by reference, this parameter should contain any error(s) found during processing. The string is formatted as :<text:line-break/>&lt;error text1&gt; : &lt;<text:span text:style-name="T8">objectID</text:span>1&gt; , &lt;<text:span text:style-name="T8">objectID</text:span>2&gt; , ...<text:line-break/>&lt;error text2&gt; : &lt;<text:span text:style-name="T8">objectID</text:span>3&gt; , &lt;<text:span text:style-name="T8">objectID</text:span>4&gt; , ....</text:p>
            <text:p text:style-name="P20">....</text:p>
            <text:p text:style-name="P23">Where &lt;error text&gt; is the failure reason</text:p>
          </table:table-cell>
        </table:table-row>
      </table:table>
      <text:h text:style-name="P15" text:outline-level="3"><text:bookmark-start text:name="__RefHeading__3317_6281611411"/>Return value<text:bookmark-end text:name="__RefHeading__3317_6281611411"/></text:h>
      <text:p text:style-name="P12">Array of <text:span text:style-name="T8">Strings</text:span> that contains the <text:span text:style-name="T8">CPR</text:span>s of the input <text:span text:style-name="T8">object ID</text:span>s. Each element is the <text:span text:style-name="T8">CPR</text:span> of <text:soft-page-break/>the <text:span text:style-name="T8">object ID</text:span> at the same index position in the input array. </text:p>
      <text:p text:style-name="P12"><text:span text:style-name="T8">Object ID</text:span>s that could not be mapped will have <text:span text:style-name="T8">an empty String</text:span> value at the corresponding index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TOC_20_Heading" style:display-name="TOC Heading" style:family="paragraph" style:parent-style-name="Heading_20_1" style:next-style-name="Standard" style:default-outline-level="" style:list-style-name="">
      <style:paragraph-properties fo:margin="100%" fo:margin-left="0cm" fo:margin-right="0cm" fo:text-indent="0cm" style:auto-text-indent="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100%"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Standard">
      <style:paragraph-properties fo:margin="100%" fo:margin-left="1.27cm" fo:margin-right="0cm" fo:text-indent="0cm" style:auto-text-indent="false"/>
    </style:style>
    <style:style style:name="Contents_20_3" style:display-name="Contents 3" style:family="paragraph" style:parent-style-name="Index" style:class="index">
      <style:paragraph-properties fo:margin="100%"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Code" style:family="paragraph" style:parent-style-name="Text_20_body">
      <style:paragraph-properties fo:margin-top="0cm" fo:margin-bottom="0cm" style:contextual-spacing="false" fo:line-height="100%"/>
      <style:text-properties style:font-name="Consolas" style:font-name-complex="Consolas"/>
    </style:style>
    <style:style style:name="Contents_20_4" style:display-name="Contents 4" style:family="paragraph" style:parent-style-name="Index" style:class="index">
      <style:paragraph-properties fo:margin="100%"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100%"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100%"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100%"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100%"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100%"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100%"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100%"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100%"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100%"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63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3.457cm"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8</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Method description</text:chapter></text:p>
      </style:header>
      <style:footer>
        <text:p text:style-name="Footer"><text:span text:style-name="MT1"><text:title>Person Master</text:title></text:span><text:span text:style-name="MT1"><text:line-break/></text:span><text:span text:style-name="MT1"><text:subject>Service description</text:subject></text:span><text:span text:style-name="MT1"><text:tab/><text:tab/></text:span><text:span text:style-name="Paginering"><text:span text:style-name="MT1"><text:page-number text:select-page="current">8</text:page-number></text:span></text:span></text:p>
      </style:footer>
    </style:master-page>
    <style:master-page style:name="MP3" style:page-layout-name="Mpm7">
      <style:header>
        <text:p text:style-name="MP1"><draw:g text:anchor-type="paragraph" draw:z-index="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son Master</dc:title>
    <meta:initial-creator>Beemen Beshara</meta:initial-creator>
    <meta:creation-date>2011-11-29T14:05:00</meta:creation-date>
    <dc:date>2012-10-02T14:41:32.46</dc:date>
    <meta:editing-cycles>83</meta:editing-cycles>
    <meta:editing-duration>PT11H2M20S</meta:editing-duration>
    <meta:generator>LibreOffice/3.6$Windows_x86 LibreOffice_project/e29a214-2bbed72-0621de6-a97528c-8f066d</meta:generator>
    <dc:subject>Service description</dc:subject>
    <meta:document-statistic meta:table-count="4" meta:image-count="0" meta:object-count="0" meta:page-count="8" meta:paragraph-count="113" meta:word-count="830" meta:character-count="5715" meta:non-whitespace-character-count="4984"/>
    <meta:user-defined meta:name="Info 1"/>
    <meta:user-defined meta:name="Info 2"/>
    <meta:user-defined meta:name="Info 3"/>
    <meta:user-defined meta:name="Info 4"/>
  </office:meta>
</office:document-meta>
</file>